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2.8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Quantità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ettagli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LD1117V33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https://it.aliexpress.com/item/32956943626.html?spm=a2g0o.productlist.main.1.66eb12aaydEXTi&amp;algo_pvid=94363692-eb4e-489e-afe5-ebfd21d87973&amp;algo_exp_id=94363692-eb4e-489e-afe5-ebfd21d87973-0&amp;pdp_ext_f=%7B%22sku_id%22%3A%2266327191826%22%7D&amp;pdp_npi=2%40dis%21EUR%211.41%211.27%21%21%21%21%21%40212278f516745976954884274d0665%2166327191826%21sea&amp;curPageLogUid=kL2LdwHL2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U80N03A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M380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https://it.aliexpress.com/item/1005005071462647.html?spm=a2g0o.productlist.main.5.1c57695e7BcxKw&amp;algo_pvid=753bf6a3-23d5-4f3e-bfa5-ab693957796a&amp;algo_exp_id=753bf6a3-23d5-4f3e-bfa5-ab693957796a-2&amp;pdp_ext_f=%7B%22sku_id%22%3A%2212000031524493149%22%7D&amp;pdp_npi=2%40dis%21EUR%210.72%210.72%21%21%21%21%21%40211bf14716745978227241664d06c8%2112000031524493149%21sea&amp;curPageLogUid=SPKWpgMmMCz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4.7nF 30x5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 100nF 30x5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 10uF 2-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470uF 8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1mF 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0k 120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 2.7 12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 100 120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 10k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500 – 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500 – 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 – 4F 90°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 – 6M 90°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 – 2x4F ver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22:27:44.933000000</meta:creation-date>
    <dc:date>2023-01-24T23:06:36.338000000</dc:date>
    <meta:editing-duration>PT7M47S</meta:editing-duration>
    <meta:editing-cycles>3</meta:editing-cycles>
    <meta:generator>LibreOffice/7.2.0.4$Windows_X86_64 LibreOffice_project/9a9c6381e3f7a62afc1329bd359cc48accb6435b</meta:generator>
    <meta:document-statistic meta:table-count="1" meta:cell-count="49" meta:object-count="0"/>
  </office:meta>
</office:document-meta>
</file>